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BC000002BFF687AED1.jpg" manifest:media-type="image/jpeg"/>
  <manifest:file-entry manifest:full-path="Pictures/10000000000003BC000002BF71C32524.jpg" manifest:media-type="image/jpeg"/>
  <manifest:file-entry manifest:full-path="Pictures/10000000000003BC000002BF102B47DE.jpg" manifest:media-type="image/jpeg"/>
  <manifest:file-entry manifest:full-path="Pictures/10000000000003BC000002BFAA2DD9C7.jpg" manifest:media-type="image/jpeg"/>
  <manifest:file-entry manifest:full-path="Pictures/10000000000003BC000002BF53BD2F3C.jpg" manifest:media-type="image/jpe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4"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7"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38"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9"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8"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9"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0"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1"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2"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3"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4"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5" style:family="paragraph" style:parent-style-name="Text_20_body">
      <style:text-properties fo:font-size="12pt" fo:font-weight="bold" style:font-size-asian="12pt" style:font-weight-asian="bold" style:font-size-complex="12pt" style:font-weight-complex="bold"/>
    </style:style>
    <style:style style:name="P56"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7"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3"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66" style:family="paragraph" style:parent-style-name="Text_20_body">
      <style:paragraph-properties fo:text-align="center" style:justify-single-word="false"/>
      <style:text-properties officeooo:rsid="008218c3" officeooo:paragraph-rsid="008218c3"/>
    </style:style>
    <style:style style:name="P67"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68" style:family="paragraph" style:parent-style-name="Text_20_body">
      <style:text-properties officeooo:rsid="008fac40" officeooo:paragraph-rsid="008fac40"/>
    </style:style>
    <style:style style:name="P69" style:family="paragraph" style:parent-style-name="Text_20_body">
      <style:text-properties officeooo:rsid="00930297" officeooo:paragraph-rsid="00930297"/>
    </style:style>
    <style:style style:name="P70" style:family="paragraph" style:parent-style-name="Text_20_body">
      <style:text-properties officeooo:paragraph-rsid="0096bc4f"/>
    </style:style>
    <style:style style:name="P71" style:family="paragraph" style:parent-style-name="Text_20_body">
      <style:text-properties officeooo:rsid="0096bc4f" officeooo:paragraph-rsid="0096bc4f"/>
    </style:style>
    <style:style style:name="P72"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3" style:family="paragraph" style:parent-style-name="Text_20_body">
      <style:text-properties officeooo:rsid="009d8716" officeooo:paragraph-rsid="009d8716"/>
    </style:style>
    <style:style style:name="P74" style:family="paragraph" style:parent-style-name="Contents_20_Heading">
      <style:paragraph-properties fo:break-before="page"/>
      <style:text-properties officeooo:paragraph-rsid="008ad772"/>
    </style:style>
    <style:style style:name="P75" style:family="paragraph" style:parent-style-name="Title_20_1">
      <style:paragraph-properties fo:break-before="page"/>
    </style:style>
    <style:style style:name="P76" style:family="paragraph" style:parent-style-name="Table_20_Contents">
      <style:text-properties officeooo:rsid="0093b8b0" officeooo:paragraph-rsid="0093b8b0"/>
    </style:style>
    <style:style style:name="P77" style:family="paragraph" style:parent-style-name="Title_20_1">
      <style:text-properties officeooo:paragraph-rsid="009175a5"/>
    </style:style>
    <style:style style:name="P78" style:family="paragraph" style:parent-style-name="Text_20_body">
      <style:text-properties officeooo:rsid="009d8716" officeooo:paragraph-rsid="009d8716"/>
    </style:style>
    <style:style style:name="P79" style:family="paragraph" style:parent-style-name="Text_20_body">
      <style:text-properties officeooo:rsid="00a0c6d3" officeooo:paragraph-rsid="00a0c6d3"/>
    </style:style>
    <style:style style:name="P80" style:family="paragraph" style:parent-style-name="Default" style:master-page-name="Standard">
      <style:paragraph-properties fo:text-align="center" style:justify-single-word="false" style:page-number="auto"/>
      <style:text-properties fo:language="de" fo:country="DE"/>
    </style:style>
    <style:style style:name="P81" style:family="paragraph" style:parent-style-name="Title_20_1" style:master-page-name="Converted1">
      <style:paragraph-properties style:page-number="1"/>
    </style:style>
    <style:style style:name="P82"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8c9389"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9a2f12" style:font-size-asian="10.5pt" style:font-weight-asian="normal" style:font-size-complex="12pt" style:font-weight-complex="normal"/>
    </style:style>
    <style:style style:name="T14" style:family="text">
      <style:text-properties fo:font-size="12pt" fo:font-weight="normal" officeooo:rsid="009c5b70" style:font-size-asian="10.5pt" style:font-weight-asian="normal" style:font-size-complex="12pt" style:font-weight-complex="normal"/>
    </style:style>
    <style:style style:name="T15" style:family="text">
      <style:text-properties fo:font-size="12pt" officeooo:rsid="008c9389" style:font-size-asian="12pt" style:font-size-complex="12pt"/>
    </style:style>
    <style:style style:name="T16" style:family="text">
      <style:text-properties officeooo:rsid="0015f57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93130e" style:font-style-asian="normal" style:font-style-complex="normal"/>
    </style:style>
    <style:style style:name="T20" style:family="text">
      <style:text-properties fo:font-style="normal" officeooo:rsid="00936634" style:font-style-asian="normal" style:font-style-complex="normal"/>
    </style:style>
    <style:style style:name="T21" style:family="text">
      <style:text-properties officeooo:rsid="00876bea"/>
    </style:style>
    <style:style style:name="T22" style:family="text">
      <style:text-properties style:font-name="Arial1"/>
    </style:style>
    <style:style style:name="T23" style:family="text">
      <style:text-properties style:font-name="Arial1" fo:language="de" fo:country="DE" style:font-name-complex="Arial2"/>
    </style:style>
    <style:style style:name="T24" style:family="text">
      <style:text-properties style:font-name="Arial1" fo:language="de" fo:country="DE" officeooo:rsid="0015f571" style:font-name-complex="Arial2"/>
    </style:style>
    <style:style style:name="T25" style:family="text">
      <style:text-properties officeooo:rsid="008c9389"/>
    </style:style>
    <style:style style:name="T26" style:family="text">
      <style:text-properties officeooo:rsid="008fac40"/>
    </style:style>
    <style:style style:name="T27" style:family="text">
      <style:text-properties style:font-name="Ubuntu" style:font-name-asian="Arial2" style:font-name-complex="Arial2"/>
    </style:style>
    <style:style style:name="T28" style:family="text">
      <style:text-properties style:font-name="Ubuntu" fo:font-style="normal" style:font-name-asian="Arial2" style:font-style-asian="normal" style:font-name-complex="Arial2" style:font-style-complex="normal"/>
    </style:style>
    <style:style style:name="T29" style:family="text">
      <style:text-properties style:font-name="Ubuntu" fo:font-style="normal" officeooo:rsid="00930297" style:font-name-asian="Arial2" style:font-style-asian="normal" style:font-name-complex="Arial2" style:font-style-complex="normal"/>
    </style:style>
    <style:style style:name="T30" style:family="text">
      <style:text-properties officeooo:rsid="00936634"/>
    </style:style>
    <style:style style:name="T31" style:family="text">
      <style:text-properties officeooo:rsid="0093b8b0"/>
    </style:style>
    <style:style style:name="T32" style:family="text">
      <style:text-properties style:font-name="ARial" fo:font-style="normal" style:font-name-asian="Arial2" style:font-style-asian="normal" style:font-name-complex="Arial2" style:font-style-complex="normal"/>
    </style:style>
    <style:style style:name="T33" style:family="text">
      <style:text-properties style:font-name="ARial" fo:font-style="normal" officeooo:rsid="0096bc4f" style:font-name-asian="Arial2" style:font-style-asian="normal" style:font-name-complex="Arial2" style:font-style-complex="normal"/>
    </style:style>
    <style:style style:name="T34" style:family="text">
      <style:text-properties style:font-name="ARial" fo:font-style="normal" officeooo:rsid="00936634" style:font-name-asian="Arial2" style:font-style-asian="normal" style:font-name-complex="Arial2" style:font-style-complex="normal"/>
    </style:style>
    <style:style style:name="T35" style:family="text">
      <style:text-properties style:font-name="ARial" fo:font-style="normal" officeooo:rsid="0097562d" style:font-name-asian="Arial2" style:font-style-asian="normal" style:font-name-complex="Arial2" style:font-style-complex="normal"/>
    </style:style>
    <style:style style:name="T36" style:family="text">
      <style:text-properties officeooo:rsid="0098b885"/>
    </style:style>
    <style:style style:name="T37" style:family="text">
      <style:text-properties officeooo:rsid="009a2f12"/>
    </style:style>
    <style:style style:name="T38" style:family="text">
      <style:text-properties officeooo:rsid="009d8716"/>
    </style:style>
    <style:style style:name="T39" style:family="text">
      <style:text-properties officeooo:rsid="00a0c6d3"/>
    </style:style>
    <style:style style:name="T40" style:family="text">
      <style:text-properties style:font-name="Ubuntu" officeooo:rsid="00a0c6d3" style:font-name-asian="Arial2" style:font-name-complex="Arial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5">5</text:span>: <text:span text:style-name="T25">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5">4</text:span> <text:span text:style-name="T25">Januar</text:span> 201<text:span text:style-name="T25">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74"><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81">1. Einleitung und Versuchsaufbau</text:p>
      <text:p text:style-name="P37"/>
      <text:p text:style-name="P66"/>
      <text:p text:style-name="P75"><text:span text:style-name="T16">2</text:span>. Theoretische Grundlage<text:span text:style-name="T25">n(字体用Title 1)</text:span></text:p>
      <text:p text:style-name="P20"><text:span text:style-name="T16">2</text:span>.1 Lagrange-Formalismus <text:span text:style-name="T15">(字体用Text Body加粗)</text:span></text:p>
      <text:p text:style-name="Text_20_body"><text:span text:style-name="T10">Die analytische Methode nach Lagrange ist ein verbreites Vefahren zur Gewinnung der Bewegungsgleichung eines Systems. <text:s/></text:span><text:span text:style-name="T11">(字体用Text Body)</text:span></text:p>
      <text:p text:style-name="P19"><text:span text:style-name="T16">2</text:span>.2 Zustandsbeobachter für nichtlineare Systeme</text:p>
      <text:p text:style-name="P55">Nicht linearer Luenberger-Beobachter</text:p>
      <text:p text:style-name="P21">2.2 Fuzzy-Control</text:p>
      <text:p text:style-name="P21">2.2.1 Einführung</text:p>
      <text:p text:style-name="P3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8">In der Abbildung 2.2.1 ist die Struktur einer Fuzzy-Regelung dargestellt.</text:p>
      <text:p text:style-name="P38"><draw:rect text:anchor-type="paragraph" draw:z-index="0" draw:style-name="gr1" draw:text-style-name="P82" svg:width="1.6213in" svg:height="0.6161in" svg:x="0.8189in" svg:y="0.1736in"><text:p text:style-name="P82">Fuzzy-Regler</text:p></draw:rect> <text:s text:c="6"/><draw:frame draw:style-name="fr5" draw:name="Object3" text:anchor-type="as-char" svg:y="-0.1484in" svg:width="0.202in" svg:height="0.1846in" draw:z-index="13"><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8"><draw:rect text:anchor-type="paragraph" draw:z-index="1" draw:style-name="gr1" draw:text-style-name="P82" svg:width="1.648in" svg:height="0.5925in" svg:x="3.7181in" svg:y="-0.1161in"><text:p text:style-name="P82">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line text:anchor-type="paragraph" draw:z-index="6" draw:style-name="gr3" draw:text-style-name="P82" svg:x1="5.3661in" svg:y1="-0.078in" svg:x2="5.6433in" svg:y2="-0.078in"><text:p/></draw:line><draw:line text:anchor-type="paragraph" draw:z-index="7" draw:style-name="gr4" draw:text-style-name="P82" svg:x1="5.6429in" svg:y1="-0.1236in" svg:x2="5.6429in" svg:y2="0.6047in"><text:p/></draw:line><draw:line text:anchor-type="paragraph" draw:z-index="9" draw:style-name="gr3" draw:text-style-name="P82"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Text_20_body"><draw:line text:anchor-type="paragraph" draw:z-index="8" draw:style-name="gr4" draw:text-style-name="P82" svg:x1="5.6433in" svg:y1="-0.0492in" svg:x2="0.4299in" svg:y2="-0.0492in"><text:p/></draw:line> <text:s text:c="26"/><text:span text:style-name="T26">Abbildung 2.2.1 Struktur einer Fuzzy-Regelung</text:span></text:p>
      <text:p text:style-name="P68">Die Sollwert<draw:frame draw:style-name="fr5" draw:name="Object4" text:anchor-type="as-char" svg:y="-0.1484in" svg:width="0.202in" svg:height="0.1846in" draw:z-index="14"><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5"><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6"><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69">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27">Δ</text:span><text:span text:style-name="T22">v und der Abstand </text:span><text:span text:style-name="T27">Δs zum vorderen Zug gemessen. </text:span></text:p>
      <text:p text:style-name="P23">2.2.3 Fuzzifizierung</text:p>
      <text:p text:style-name="P23"><text:soft-page-break/>Scharfe Mengen</text:p>
      <text:p text:style-name="P39">Eine scharfe Menge A ist festgelegt durch einen Grundbereich X, der die betrachteten Ele-mente x enthält, und eine binäre Zugehörigkeitsfunktion <draw:frame draw:style-name="fr5" draw:name="Object7" text:anchor-type="as-char" svg:y="-0.1484in" svg:width="0.2417in" svg:height="0.2098in" draw:z-index="17"><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8"><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9"><text:s text:c="55"/><draw:frame draw:style-name="fr5" draw:name="Object9" text:anchor-type="as-char" svg:y="-0.1484in" svg:width="0.9709in" svg:height="0.2098in" draw:z-index="19"><draw:object xlink:href="./Object 9" xlink:type="simple" xlink:show="embed" xlink:actuate="onLoad"/><draw:image xlink:href="./ObjectReplacements/Object 9" xlink:type="simple" xlink:show="embed" xlink:actuate="onLoad"/></draw:frame></text:p>
      <text:p text:style-name="P39"><text:s text:c="49"/><draw:frame draw:style-name="fr5" draw:name="Object10" text:anchor-type="as-char" svg:y="-0.152in" svg:width="1.6071in" svg:height="0.2134in" draw:z-index="20"><draw:object xlink:href="./Object 10" xlink:type="simple" xlink:show="embed" xlink:actuate="onLoad"/><draw:image xlink:href="./ObjectReplacements/Object 10" xlink:type="simple" xlink:show="embed" xlink:actuate="onLoad"/></draw:frame></text:p>
      <text:p text:style-name="P40">Der Zugehörigkeitsgrad des Elements x zur Menge A ist also genau dan gleich 1, wenn x Element der Menge A ist. Die Zugehörigkeitsfunktion einer scharfen Menge ist in der Abbil-dung 2.2.2 dargestellt.</text:p>
      <text:p text:style-name="P40"><text:s text:c="10"/><draw:frame draw:style-name="fr1" draw:name="Image1" text:anchor-type="as-char" svg:y="-1.9575in" svg:width="5.4445in" svg:height="3.139in" draw:z-index="21"><draw:image xlink:href="Pictures/100000000000024C00000153D09689A8.jpg" xlink:type="simple" xlink:show="embed" xlink:actuate="onLoad"/></draw:frame></text:p>
      <text:p text:style-name="P40"><text:s text:c="23"/>Abbildung 2.2.2 Zugehörigkeitsfunktion einer scharfen Menge</text:p>
      <text:p text:style-name="P24">Unscharfe Mengen und Zugehörigkeitsfunktion</text:p>
      <text:p text:style-name="P40">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2"><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3"><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0"><text:soft-page-break/><text:s text:c="8"/><draw:frame draw:style-name="fr2" draw:name="Image2" text:anchor-type="as-char" svg:width="5.4445in" svg:height="3.139in" draw:z-index="24"><draw:image xlink:href="Pictures/100000000000024C000001531B2137BA.jpg" xlink:type="simple" xlink:show="embed" xlink:actuate="onLoad"/></draw:frame></text:p>
      <text:p text:style-name="P40"><text:s text:c="27"/>Trapez <text:s text:c="12"/>Dreieck <text:s text:c="10"/>Gaußkurve <text:s text:c="5"/>Singleton</text:p>
      <text:p text:style-name="P40"><text:s text:c="19"/>Abbildung 2.3.3 Einfache Zugehörigkeitsfunktionen unscharfer Menge</text:p>
      <text:p text:style-name="P40">Diese Zugehörigkeitsfunktionen sind durch wenige Parameter eindeutig bestimmt und da-her mathematisch einfach handhabbar. </text:p>
      <text:p text:style-name="P25">Linguistische Variable und linguistischer Wert</text:p>
      <text:p text:style-name="P42">Die unscharfen Begriffe der menschlichen Sprache werden als <text:span text:style-name="T17">linguistische Werte </text:span><text:span text:style-name="T18">bezeic-hnet. Eine linguistische Variable ist dann eine Variable, die nicht Zahlenwerte, sondern lin-guistische Werte annehmen kann. Beispielweise ist „Geschwindigkeit“ eine linguistische Variable, die die linguistischen Werte </text:span></text:p>
      <text:p text:style-name="P42"><text:span text:style-name="T18"><text:s text:c="22"/></text:span><text:span text:style-name="T18"><draw:frame draw:style-name="fr5" draw:name="Object13" text:anchor-type="as-char" svg:y="-0.1484in" svg:width="4.0134in" svg:height="0.2098in" draw:z-index="25"><draw:object xlink:href="./Object 13" xlink:type="simple" xlink:show="embed" xlink:actuate="onLoad"/><draw:image xlink:href="./ObjectReplacements/Object 13" xlink:type="simple" xlink:show="embed" xlink:actuate="onLoad"/></draw:frame></text:span></text:p>
      <text:p text:style-name="P57">annehmen kann.</text:p>
      <text:p text:style-name="P42"><text:span text:style-name="T18">Beschreibt man diese linguistischen Werte durch unscharfe Mengen, so kann man sie wieder durch ihre Zugehörigkeitsfunktionen darstellen. Für die unscharfen Mengen in der Abbildung 2.3.4 liest man dann beispielweise ab, dass die Geschwindigkeit </text:span><text:span text:style-name="T18"><draw:frame draw:style-name="fr5" draw:name="Object14" text:anchor-type="as-char" svg:y="-0.1484in" svg:width="0.8543in" svg:height="0.1839in" draw:z-index="26"><draw:object xlink:href="./Object 14" xlink:type="simple" xlink:show="embed" xlink:actuate="onLoad"/><draw:image xlink:href="./ObjectReplacements/Object 14" xlink:type="simple" xlink:show="embed" xlink:actuate="onLoad"/></draw:frame></text:span><text:span text:style-name="T18">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2"><text:soft-page-break/><text:s text:c="10"/><draw:frame draw:style-name="fr3" draw:name="Image3" text:anchor-type="as-char" svg:width="5.4445in" svg:height="3.139in" draw:z-index="32"><draw:image xlink:href="Pictures/100000000000024C00000153D98E7AC8.jpg" xlink:type="simple" xlink:show="embed" xlink:actuate="onLoad"/></draw:frame></text:p>
      <text:p text:style-name="P43"><text:s text:c="19"/><text:span text:style-name="T18">Abbildung 2.3.4 </text:span><text:span text:style-name="T19">Linguistische Werte zur „Geschwindigkeit“</text:span></text:p>
      <text:p text:style-name="P34">2.2.4 Wissendarstellung mit linguistischen Regeln</text:p>
      <text:p text:style-name="P42"><text:span text:style-name="T18">Das Wissen, das über die Regelstrategie bekannt ist, muss in einer bestimmten Form dar-gestellt werden. Beim </text:span><text:span text:style-name="T19">Peoplemover können etwa Regeln der Form </text:span></text:p>
      <text:p text:style-name="P58"><text:s text:c="28"/>„ Wenn der Zug zu schnell fährt, dann stark bremsen“</text:p>
      <text:p text:style-name="P44"><text:span text:style-name="T18">angegeben werden. Ist </text:span><text:span text:style-name="T18"><draw:frame draw:style-name="fr5" draw:name="Object15" text:anchor-type="as-char" svg:y="-0.1484in" svg:width="0.2575in" svg:height="0.2098in" draw:z-index="27"><draw:object xlink:href="./Object 15" xlink:type="simple" xlink:show="embed" xlink:actuate="onLoad"/><draw:image xlink:href="./ObjectReplacements/Object 15" xlink:type="simple" xlink:show="embed" xlink:actuate="onLoad"/></draw:frame></text:span><text:span text:style-name="T18">die linguistische Variable „Geschwindigkeit“ und </text:span><text:span text:style-name="T18"><draw:frame draw:style-name="fr5" draw:name="Object16" text:anchor-type="as-char" svg:y="-0.1484in" svg:width="0.1953in" svg:height="0.1846in" draw:z-index="28"><draw:object xlink:href="./Object 16" xlink:type="simple" xlink:show="embed" xlink:actuate="onLoad"/><draw:image xlink:href="./ObjectReplacements/Object 16" xlink:type="simple" xlink:show="embed" xlink:actuate="onLoad"/><svg:desc>formula</svg:desc></draw:frame></text:span><text:span text:style-name="T18">die lin-guistische Variable „Beschleunigung“, so könnte die Regel auch als</text:span></text:p>
      <text:p text:style-name="P44"><text:span text:style-name="T18"><text:s text:c="42"/>WENN </text:span><text:span text:style-name="T18"><draw:frame draw:style-name="fr5" draw:name="Object17" text:anchor-type="as-char" svg:y="-0.1484in" svg:width="0.6291in" svg:height="0.2098in" draw:z-index="29"><draw:object xlink:href="./Object 17" xlink:type="simple" xlink:show="embed" xlink:actuate="onLoad"/><draw:image xlink:href="./ObjectReplacements/Object 17" xlink:type="simple" xlink:show="embed" xlink:actuate="onLoad"/><svg:desc>formula</svg:desc></draw:frame></text:span><text:span text:style-name="T18">DANN </text:span><text:span text:style-name="T18"><draw:frame draw:style-name="fr5" draw:name="Object18" text:anchor-type="as-char" svg:y="-0.1484in" svg:width="0.4972in" svg:height="0.2098in" draw:z-index="31"><draw:object xlink:href="./Object 18" xlink:type="simple" xlink:show="embed" xlink:actuate="onLoad"/><draw:image xlink:href="./ObjectReplacements/Object 18" xlink:type="simple" xlink:show="embed" xlink:actuate="onLoad"/><svg:desc>formula</svg:desc></draw:frame></text:span></text:p>
      <text:p text:style-name="P59">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5">2.2.5 Wissenverarbeitung, Inferenz</text:p>
      <text:p text:style-name="P44"><text:span text:style-name="T18">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0">5.1 dargestellt.</text:span></text:p>
      <text:p text:style-name="P44"/>
      <text:p text:style-name="P44"><text:soft-page-break/><text:span text:style-name="T20"><text:s text:c="8"/></text:span><text:span text:style-name="T20"><draw:frame draw:style-name="fr3" draw:name="Image4" text:anchor-type="as-char" svg:width="5.4445in" svg:height="3.139in" draw:z-index="33"><draw:image xlink:href="Pictures/100000000000024C000001533EFE46FE.jpg" xlink:type="simple" xlink:show="embed" xlink:actuate="onLoad"/></draw:frame></text:span></text:p>
      <text:p text:style-name="P45"><text:span text:style-name="T18"><text:s text:c="9"/>Abbildung 2.</text:span><text:span text:style-name="T20">5.1 Linguistische Werte der Ausgangsgröße Beschleunigung</text:span></text:p>
      <text:p text:style-name="P60">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6"><text:span text:style-name="T18">Prämissen sollen aus mehre Eingangsgrößen gebildet werden. Im Beispiel wurde bisher lediglich eine Eingangsgröße betrachtete. Diese reicht aber nicht aus. Der Abstand <text:s/></text:span><text:span text:style-name="T29">Δs zum vorderen Zug </text:span><text:span text:style-name="T28">wird als eine weitere linguistische Eingangsgröße mit den linguistisch-en Werten aus der Abbildung 2.5.2 eingefügt.</text:span></text:p>
      <text:p text:style-name="P46"/>
      <text:p text:style-name="P46"><text:span text:style-name="T28"><text:s text:c="15"/></text:span><text:span text:style-name="T28"><draw:frame draw:style-name="fr3" draw:name="Image5" text:anchor-type="as-char" svg:width="5.4445in" svg:height="3.139in" draw:z-index="34"><draw:image xlink:href="Pictures/100000000000024C00000153A6BA129B.jpg" xlink:type="simple" xlink:show="embed" xlink:actuate="onLoad"/></draw:frame></text:span></text:p>
      <text:p text:style-name="P40"><text:s text:c="17"/><text:span text:style-name="T30">Abbildung 2.5.2 Linguistische Werte der Abstand zum vorderen Zug</text:span> <text:s text:c="8"/></text:p>
      <text:p text:style-name="P40"/>
      <text:p text:style-name="P40"/>
      <text:p text:style-name="P46"><text:soft-page-break/>Da jetzt zwei Eingangsgröße vorhanden sind, können in den Prämissen der Regeln auch Aussagen durch UND oder ODER miteinander verknüpft werden,</text:p>
      <text:p text:style-name="P46"><text:s text:c="18"/>„ Wenn zu schnell und <text:s/><text:span text:style-name="T29">Δs <text:s/></text:span><text:span text:style-name="T28">sehr klein, dann stark bremsen“</text:span></text:p>
      <text:p text:style-name="P46">beziehungsweise</text:p>
      <text:p text:style-name="P46"><text:s text:c="27"/><text:span text:style-name="T19">WENN </text:span><text:span text:style-name="T19"><draw:frame draw:style-name="fr5" draw:name="Object19" text:anchor-type="as-char" svg:y="-0.1484in" svg:width="0.6291in" svg:height="0.2098in" draw:z-index="35"><draw:object xlink:href="./Object 19" xlink:type="simple" xlink:show="embed" xlink:actuate="onLoad"/><draw:image xlink:href="./ObjectReplacements/Object 19" xlink:type="simple" xlink:show="embed" xlink:actuate="onLoad"/><svg:desc>formula</svg:desc></draw:frame></text:span><text:span text:style-name="T18">UND </text:span><text:span text:style-name="T18"><draw:frame draw:style-name="fr5" draw:name="Object21" text:anchor-type="as-char" svg:y="-0.1484in" svg:width="0.6256in" svg:height="0.2098in" draw:z-index="37"><draw:object xlink:href="./Object 21" xlink:type="simple" xlink:show="embed" xlink:actuate="onLoad"/><draw:image xlink:href="./ObjectReplacements/Object 21" xlink:type="simple" xlink:show="embed" xlink:actuate="onLoad"/><svg:desc>formula</svg:desc></draw:frame></text:span><text:span text:style-name="T19">DANN </text:span><text:span text:style-name="T19"><draw:frame draw:style-name="fr5" draw:name="Object20" text:anchor-type="as-char" svg:y="-0.1484in" svg:width="0.4972in" svg:height="0.2098in" draw:z-index="36"><draw:object xlink:href="./Object 20" xlink:type="simple" xlink:show="embed" xlink:actuate="onLoad"/><draw:image xlink:href="./ObjectReplacements/Object 20" xlink:type="simple" xlink:show="embed" xlink:actuate="onLoad"/><svg:desc>formula</svg:desc></draw:frame></text:span><text:span text:style-name="T19">.</text:span></text:p>
      <text:p text:style-name="P47"><text:span text:style-name="T19">D</text:span><text:span text:style-name="T18">ie Gesamheit aller aufgestellten Regeln stellt die Regelbasis dar. Damit beschreibt die Regelbasis das zur Regelung eines Prozesses vorhandene Wissen.</text:span></text:p>
      <text:p text:style-name="P61">Bei zwei Eingangs- und einer Ausgangsgröße kann die Regelbasis anschaulich in Form ei-ner Matrix dargestellt werden. Für den Peoplemover könnte die Regelbasis etwa wie folgt gegeben sein:</text:p>
      <text:p text:style-name="P61"><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6">A21</text:p>
          </table:table-cell>
          <table:table-cell table:style-name="Table2.A1" office:value-type="string">
            <text:p text:style-name="P76">A22</text:p>
          </table:table-cell>
          <table:table-cell table:style-name="Table2.A1" office:value-type="string">
            <text:p text:style-name="P76">A23</text:p>
          </table:table-cell>
          <table:table-cell table:style-name="Table2.E1" office:value-type="string">
            <text:p text:style-name="P76">A24</text:p>
          </table:table-cell>
        </table:table-row>
        <table:table-row>
          <table:table-cell table:style-name="Table2.A2" office:value-type="string">
            <text:p text:style-name="P76">A11</text:p>
          </table:table-cell>
          <table:table-cell table:style-name="Table2.A2" office:value-type="string">
            <text:p text:style-name="P76">B3</text:p>
          </table:table-cell>
          <table:table-cell table:style-name="Table2.A2" office:value-type="string">
            <text:p text:style-name="P76">B4</text:p>
          </table:table-cell>
          <table:table-cell table:style-name="Table2.A2" office:value-type="string">
            <text:p text:style-name="P76">B5</text:p>
          </table:table-cell>
          <table:table-cell table:style-name="Table2.E2" office:value-type="string">
            <text:p text:style-name="P76">B5</text:p>
          </table:table-cell>
        </table:table-row>
        <table:table-row>
          <table:table-cell table:style-name="Table2.A2" office:value-type="string">
            <text:p text:style-name="P76">A12</text:p>
          </table:table-cell>
          <table:table-cell table:style-name="Table2.A2" office:value-type="string">
            <text:p text:style-name="P76">B2</text:p>
          </table:table-cell>
          <table:table-cell table:style-name="Table2.A2" office:value-type="string">
            <text:p text:style-name="P76">B3</text:p>
          </table:table-cell>
          <table:table-cell table:style-name="Table2.A2" office:value-type="string">
            <text:p text:style-name="P76">B4</text:p>
          </table:table-cell>
          <table:table-cell table:style-name="Table2.E2" office:value-type="string">
            <text:p text:style-name="P76">B5</text:p>
          </table:table-cell>
        </table:table-row>
        <table:table-row>
          <table:table-cell table:style-name="Table2.A2" office:value-type="string">
            <text:p text:style-name="P76">A13</text:p>
          </table:table-cell>
          <table:table-cell table:style-name="Table2.A2" office:value-type="string">
            <text:p text:style-name="P76">B2</text:p>
          </table:table-cell>
          <table:table-cell table:style-name="Table2.A2" office:value-type="string">
            <text:p text:style-name="P76">B2</text:p>
          </table:table-cell>
          <table:table-cell table:style-name="Table2.A2" office:value-type="string">
            <text:p text:style-name="P76">B3</text:p>
          </table:table-cell>
          <table:table-cell table:style-name="Table2.E2" office:value-type="string">
            <text:p text:style-name="P76">B3</text:p>
          </table:table-cell>
        </table:table-row>
        <table:table-row>
          <table:table-cell table:style-name="Table2.A2" office:value-type="string">
            <text:p text:style-name="P76">A14</text:p>
          </table:table-cell>
          <table:table-cell table:style-name="Table2.A2" office:value-type="string">
            <text:p text:style-name="P76">B1</text:p>
          </table:table-cell>
          <table:table-cell table:style-name="Table2.A2" office:value-type="string">
            <text:p text:style-name="P76">B1</text:p>
          </table:table-cell>
          <table:table-cell table:style-name="Table2.A2" office:value-type="string">
            <text:p text:style-name="P76">B2</text:p>
          </table:table-cell>
          <table:table-cell table:style-name="Table2.E2" office:value-type="string">
            <text:p text:style-name="P76">B2</text:p>
          </table:table-cell>
        </table:table-row>
      </table:table>
      <text:p text:style-name="P61"/>
      <text:p text:style-name="P26"><text:span text:style-name="T19">P</text:span><text:span text:style-name="T18">rämissenauswertung</text:span></text:p>
      <text:p text:style-name="P61">In der Prämissenauswertung werden die Wahrheitswert der Prämissen aller Regeln berec-hnet. Dazu müssen die in den Prämissen verwendeten logischen Verknüpfung mathemati-sch gefasst werden.</text:p>
      <text:p text:style-name="P36">ODER-Verknüpfung</text:p>
      <text:p text:style-name="P26"><text:span text:style-name="T18"><text:s text:c="19"/></text:span><text:span text:style-name="T18"><draw:frame draw:style-name="fr1" draw:name="Image6" text:anchor-type="as-char" svg:y="-3.4744in" svg:width="4.5445in" svg:height="3.4744in" draw:z-index="38"><draw:image xlink:href="Pictures/100000000000024C000001C241886BD0.jpg" xlink:type="simple" xlink:show="embed" xlink:actuate="onLoad"/></draw:frame></text:span></text:p>
      <text:p text:style-name="P40"><text:soft-page-break/><text:s text:c="25"/><text:span text:style-name="T31">Abbildung 2.5.3 ODER-Verknüpfung von scharfen Mengen</text:span></text:p>
      <text:p text:style-name="P40"><text:s text:c="16"/><draw:frame draw:style-name="fr1" draw:name="Image7" text:anchor-type="as-char" svg:y="-3.4043in" svg:width="4.9in" svg:height="4.1917in" draw:z-index="39"><draw:image xlink:href="Pictures/100000000000024C000001F791E4DAE3.jpg" xlink:type="simple" xlink:show="embed" xlink:actuate="onLoad"/></draw:frame></text:p>
      <text:p text:style-name="P41"><text:s text:c="21"/><text:span text:style-name="T31">Abbildung 2.5.4 ODER-Verknüpfung von unscharfen Mengen</text:span></text:p>
      <text:p text:style-name="P47">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7">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8">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8"/>
      <text:p text:style-name="P48"/>
      <text:p text:style-name="P48"/>
      <text:p text:style-name="P48"><text:soft-page-break/><text:s text:c="3"/><draw:frame draw:style-name="fr3" draw:name="Image8" text:anchor-type="as-char" svg:width="6.1209in" svg:height="3.9484in" draw:z-index="40"><draw:image xlink:href="Pictures/10000000000003BC00000295627B0A12.jpg" xlink:type="simple" xlink:show="embed" xlink:actuate="onLoad"/></draw:frame></text:p>
      <text:p text:style-name="P48"><text:s text:c="27"/>Abbildung 2.5.5 UND-Verknüpfung scharfer Mengen</text:p>
      <text:p text:style-name="P48"><draw:frame draw:style-name="fr4" draw:name="Image9" text:anchor-type="as-char" svg:width="6.6929in" svg:height="4.6272in" draw:z-index="41"><draw:image xlink:href="Pictures/10000000000003BC00000295677E5D8C.jpg" xlink:type="simple" xlink:show="embed" xlink:actuate="onLoad"/></draw:frame></text:p>
      <text:p text:style-name="P48"><text:s text:c="27"/>Abbildung 2.5.6 UND-Verknüpfung unscharfer Mengen</text:p>
      <text:p text:style-name="Text_20_body"/>
      <text:p text:style-name="Text_20_body"/>
      <text:p text:style-name="P31"><text:soft-page-break/>Zylindrische Erweiterung</text:p>
      <text:p text:style-name="P53">Formuliert man die Regeln der Regelbasis, so sind die Elemente der Prämissen meistens auf verschiedenen Grundbereichen definiert. Beispielweise wurde für den Peoplemover die Regel</text:p>
      <text:p text:style-name="P53"><text:s text:c="36"/><draw:frame draw:style-name="fr5" draw:name="Object29" text:anchor-type="as-char" svg:y="-0.1484in" svg:width="2.8602in" svg:height="0.2098in" draw:z-index="50"><draw:object xlink:href="./Object 29" xlink:type="simple" xlink:show="embed" xlink:actuate="onLoad"/><draw:image xlink:href="./ObjectReplacements/Object 29" xlink:type="simple" xlink:show="embed" xlink:actuate="onLoad"/></draw:frame></text:p>
      <text:p text:style-name="P5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3">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51"><draw:object xlink:href="./Object 30" xlink:type="simple" xlink:show="embed" xlink:actuate="onLoad"/><draw:image xlink:href="./ObjectReplacements/Object 30" xlink:type="simple" xlink:show="embed" xlink:actuate="onLoad"/></draw:frame><text:span text:style-name="T37">in Richtung des Grundbereichs y der anderen unscharfen Menge erweitert und en-tsprechend wird die zweite Zugehörigkeitsfunktion in Richtung von x erweitert. Die Ergebn-isse sind in der Abbildung 2.5.8 dargestellt.</text:span></text:p>
      <text:p text:style-name="P53"><draw:frame draw:style-name="fr4" draw:name="Image12" text:anchor-type="as-char" svg:width="6.6929in" svg:height="4.9209in" draw:z-index="52"><draw:image xlink:href="Pictures/10000000000003BC000002BF18395E80.jpg" xlink:type="simple" xlink:show="embed" xlink:actuate="onLoad"/></draw:frame></text:p>
      <text:p text:style-name="P29"><text:s text:c="14"/><text:span text:style-name="T13">Abbildung 2.5.7 Zugehörigkeitsfunktionen der Mengen u und v</text:span></text:p>
      <text:p text:style-name="P28"><text:soft-page-break/></text:p>
      <text:p text:style-name="P28"><text:s text:c="12"/><draw:frame draw:style-name="fr3" draw:name="Image13" text:anchor-type="as-char" svg:width="5.2882in" svg:height="3.6925in" draw:z-index="53"><draw:image xlink:href="Pictures/10000000000003BC000002BF53BD2F3C.jpg" xlink:type="simple" xlink:show="embed" xlink:actuate="onLoad"/></draw:frame></text:p>
      <text:p text:style-name="P29"><text:s text:c="12"/><text:span text:style-name="T13">Abbildung 2.5.8 Zylindrische Erweiterung der Mengen aus <text:s/>Abbildung 2.5.7</text:span></text:p>
      <text:p text:style-name="P32"><text:span text:style-name="T13">D</text:span><text:span text:style-name="T12">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3" draw:name="Image14" text:anchor-type="as-char" svg:width="5.9882in" svg:height="4.0047in" draw:z-index="54"><draw:image xlink:href="Pictures/10000000000003BC000002BFAA2DD9C7.jpg" xlink:type="simple" xlink:show="embed" xlink:actuate="onLoad"/></draw:frame><text:span text:style-name="T14">Abbildung 2.5.9 UND, ODER-Verknüpfung der unscharfen Mengen aus Abbildung 2.5.8</text:span></text:p>
      <text:p text:style-name="P54">Der Wahrheitswert oder Erfüllungsgrad der Prämisse für konkrete Eingangsgrößen ist </text:p>
      <text:p text:style-name="P33"><text:soft-page-break/><text:span text:style-name="T12"><text:s text:c="59"/></text:span><text:span text:style-name="T12"><draw:frame draw:style-name="fr5" draw:name="Object31" text:anchor-type="as-char" svg:y="-0.152in" svg:width="1.1043in" svg:height="0.2134in" draw:z-index="58"><draw:object xlink:href="./Object 31" xlink:type="simple" xlink:show="embed" xlink:actuate="onLoad"/><draw:image xlink:href="./ObjectReplacements/Object 31" xlink:type="simple" xlink:show="embed" xlink:actuate="onLoad"/></draw:frame></text:span></text:p>
      <text:p text:style-name="P54">Zum gleichen Ergebnis kann man auch kommen, indem man die beiden Prämissen getre-nnt auswertet und anschließend UND-Verknüpft. </text:p>
      <text:p text:style-name="P28"><text:s text:c="37"/></text:p>
      <text:p text:style-name="P28">Aktivierung</text:p>
      <text:p text:style-name="P4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42"><draw:object xlink:href="./Object 22" xlink:type="simple" xlink:show="embed" xlink:actuate="onLoad"/><draw:image xlink:href="./ObjectReplacements/Object 22" xlink:type="simple" xlink:show="embed" xlink:actuate="onLoad"/></draw:frame>der Prämisse und Zugehörigkeitsfunkt-ion der Konklusion gebildet.</text:p>
      <text:p text:style-name="P49">Verwendet man als T-Norm bei der Aktivierung den Minimumoperator, so bedeutet das an-schaulich, dass die Zugehörigkeitsfunktion der Konklusion auf der Höhe<draw:frame draw:style-name="fr5" draw:name="Object23" text:anchor-type="as-char" svg:y="-0.1484in" svg:width="0.2638in" svg:height="0.2098in" draw:z-index="43"><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9"><draw:frame draw:style-name="fr4" draw:name="Image10" text:anchor-type="as-char" svg:width="6.6929in" svg:height="4.9209in" draw:z-index="44"><draw:image xlink:href="Pictures/10000000000003BC000002BF3F8F1B3C.jpg" xlink:type="simple" xlink:show="embed" xlink:actuate="onLoad"/></draw:frame></text:p>
      <text:p text:style-name="P49"><text:s text:c="13"/>Abbildung 2.5.10 Aktivierung einer Konklusion mit dem Minimumoperator</text:p>
      <text:p text:style-name="P28"><text:soft-page-break/>Akkumulation</text:p>
      <text:p text:style-name="P50">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0">„ Wenn v zu schnel</text:span>l UND <text:s/><text:span text:style-name="T29">Δs </text:span><text:span text:style-name="T33">sehr klein, DANN stark bremsen“</text:span></text:p>
      <text:p text:style-name="P70"><text:span text:style-name="T33"><text:s text:c="17"/>R2: </text:span><text:span text:style-name="T34">„ Wenn </text:span><text:span text:style-name="T33">v </text:span><text:span text:style-name="T34"><text:s/>schnel</text:span><text:span text:style-name="T33">l UND <text:s/></text:span><text:span text:style-name="T29">Δs </text:span><text:span text:style-name="T33">sehr klein, DANN <text:s/>bremsen“</text:span></text:p>
      <text:p text:style-name="P72">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2"><draw:frame draw:style-name="fr4" draw:name="Image11" text:anchor-type="as-char" svg:width="6.6929in" svg:height="4.9209in" draw:z-index="45"><draw:image xlink:href="Pictures/10000000000003BC000002BF102B47DE.jpg" xlink:type="simple" xlink:show="embed" xlink:actuate="onLoad"/></draw:frame></text:p>
      <text:p text:style-name="P71"><text:span text:style-name="T32"><text:s text:c="18"/></text:span><text:span text:style-name="T35">Abbildung 2.5.11 Aktivierung und Akkumulation zweier Konklusionen</text:span></text:p>
      <text:p text:style-name="P30">2.2.6 Defuzzifizierung</text:p>
      <text:p text:style-name="P51">Die Inferenz liefert die Zugehörigkeitsfunktion <draw:frame draw:style-name="fr5" draw:name="Object24" text:anchor-type="as-char" svg:y="-0.152in" svg:width="0.4756in" svg:height="0.2134in" draw:z-index="48"><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6"><text:soft-page-break/>Maximum-Mittelwert-Methode</text:p>
      <text:p text:style-name="P51">Der scharfe Ausgangswert wird als Mittelwert aller Maxima des Attraktivitätsgebirges der Ausgangsgröße berechnet.</text:p>
      <text:p text:style-name="P56">Schwerpunktmethode</text:p>
      <text:p text:style-name="P51">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55"><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56"><draw:object xlink:href="./Object 26" xlink:type="simple" xlink:show="embed" xlink:actuate="onLoad"/><draw:image xlink:href="./ObjectReplacements/Object 26" xlink:type="simple" xlink:show="embed" xlink:actuate="onLoad"/></draw:frame>aus</text:p>
      <text:p text:style-name="P51"><text:s text:c="50"/><draw:frame draw:style-name="fr5" draw:name="Object27" text:anchor-type="as-char" svg:y="-0.3102in" svg:width="1.3366in" svg:height="0.5256in" draw:z-index="57"><draw:object xlink:href="./Object 27" xlink:type="simple" xlink:show="embed" xlink:actuate="onLoad"/><draw:image xlink:href="./ObjectReplacements/Object 27" xlink:type="simple" xlink:show="embed" xlink:actuate="onLoad"/></draw:frame></text:p>
      <text:p text:style-name="P51">Für die Zugehörigkeitsfunktionen aus dem Beispiel ergibt sich der in der Abbildung 2.5.11 bereits eingezeichnete scharfe Ausgangswert <draw:frame draw:style-name="fr5" draw:name="Object28" text:anchor-type="as-char" svg:y="-0.1484in" svg:width="0.228in" svg:height="0.2098in" draw:z-index="59"><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1">Durch die Auswertung der Regelbasis mit der Methode der Aktivierungsgrade entsteht eine eindeutige Abbildung von Eingangsgrößen auf Ausgangsgrößen. Daher ist es nicht <text:span text:style-name="T36">notwendig, bei jeder Berechnung des Ausgangswert den ganzen Rechenweg über Fuzzie-rung, Aktivierung, Pramissenauswertung, Akkumulation und Defuzzifizierung auszuführen.</text:span></text:p>
      <text:p text:style-name="P52">In der Praxis wird das durch den Regler definierte nichtlineare Kennfeld häufig durch nicht-lineare Interpolationsfunktionen, die schneller ausgewertet werden können, approximiert.</text:p>
      <text:p text:style-name="P52">Dazu müssen lediglich die Stützstellen der Interpolation, aber nicht die Fuzzy-Regeln abg-espeichert werden.</text:p>
      <text:p text:style-name="P51"><text:s/></text:p>
      <text:p text:style-name="P77"/>
      <text:p text:style-name="P77"/>
      <text:p text:style-name="P77"><text:span text:style-name="T16">3</text:span>.Aufgaben</text:p>
      <text:p text:style-name="P65">3.5 Fuzzy-Logik</text:p>
      <text:p text:style-name="P63">Ermitteln Sie grafisch die Stellgröße beim Peoplemover, wenn die aktuelle Geschwindigke-it <draw:frame draw:style-name="fr5" draw:name="Object32" text:anchor-type="as-char" svg:y="-0.1484in" svg:width="0.8492in" svg:height="0.1839in" draw:z-index="12"><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30"><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3"><text:soft-page-break/><text:s text:c="7"/><draw:frame draw:style-name="fr3" draw:name="Image15" text:anchor-type="as-char" svg:width="5.4445in" svg:height="3.139in" draw:z-index="46"><draw:image xlink:href="Pictures/100000000000024C00000153D98E7AC8.jpg" xlink:type="simple" xlink:show="embed" xlink:actuate="onLoad"/></draw:frame></text:p>
      <text:p text:style-name="P63">Mit <draw:frame draw:style-name="fr5" draw:name="Object34" text:anchor-type="as-char" svg:y="-0.1484in" svg:width="0.8492in" svg:height="0.1839in" draw:z-index="4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3"><text:s text:c="10"/><draw:frame draw:style-name="fr3" draw:name="Image16" text:anchor-type="as-char" svg:width="5.3146in" svg:height="3.622in" draw:z-index="49"><draw:image xlink:href="Pictures/10000000000003BC000002BF71C32524.jpg" xlink:type="simple" xlink:show="embed" xlink:actuate="onLoad"/></draw:frame></text:p>
      <text:p text:style-name="P63">Aus dem Bild kann man lesen, dass der Abstand besitzt einen Zugehörigkeitsgrad 0.6 von groß und einen Zugehörigkeitsgrad 0.5 von klein. <text:span text:style-name="T38">Deswegen haben wir jetzt 2 Prämissen:</text:span></text:p>
      <text:p text:style-name="P64">1. Schnell und groß mit(1*0.6)</text:p>
      <text:p text:style-name="P64">2. Schnell und klein mit(1*0.5)</text:p>
      <text:p text:style-name="P64"/>
      <text:p text:style-name="P64"/>
      <text:p text:style-name="P64"/>
      <text:p text:style-name="P64"/>
      <text:p text:style-name="P64"><text:soft-page-break/><draw:frame draw:style-name="fr4" draw:name="Image17" text:anchor-type="as-char" svg:width="6.6929in" svg:height="4.9209in" draw:z-index="60"><draw:image xlink:href="Pictures/10000000000003BC000002BFF687AED1.jpg" xlink:type="simple" xlink:show="embed" xlink:actuate="onLoad"/></draw:frame></text:p>
      <text:p text:style-name="P73">1. Schnell und groß entspricht B3</text:p>
      <text:p text:style-name="P73">2. Schnell und klein entspricht B2</text:p>
      <text:p text:style-name="P73">Dann machen wir die Akkumulation. Bekommen wir die <text:span text:style-name="T39">Zugehörigkeitsfunktion</text:span> </text:p>
      <text:p text:style-name="P73"><text:s text:c="45"/><draw:frame draw:style-name="fr5" draw:name="Object35" text:anchor-type="as-char" svg:y="-0.152in" svg:width="1.9291in" svg:height="0.2008in" draw:z-index="61"><draw:object xlink:href="./Object 35" xlink:type="simple" xlink:show="embed" xlink:actuate="onLoad"/><draw:image xlink:href="./ObjectReplacements/Object 35" xlink:type="simple" xlink:show="embed" xlink:actuate="onLoad"/></draw:frame></text:p>
      <text:p text:style-name="P79">Dann machen wir die Defuzzifizierung mit der Gleichung</text:p>
      <text:p text:style-name="P79"><text:s text:c="51"/><draw:frame draw:style-name="fr5" draw:name="Object36" text:anchor-type="as-char" svg:y="-0.3102in" svg:width="1.2937in" svg:height="0.5256in" draw:z-index="62"><draw:object xlink:href="./Object 36" xlink:type="simple" xlink:show="embed" xlink:actuate="onLoad"/><draw:image xlink:href="./ObjectReplacements/Object 36" xlink:type="simple" xlink:show="embed" xlink:actuate="onLoad"/><svg:desc>formula</svg:desc></draw:frame></text:p>
      <text:p text:style-name="P79">Bekommen wir <draw:frame draw:style-name="fr6" draw:name="Object37" text:anchor-type="as-char" svg:y="-0.2437in" svg:width="0.7181in" svg:height="0.3929in" draw:z-index="63"><draw:object xlink:href="./Object 37" xlink:type="simple" xlink:show="embed" xlink:actuate="onLoad"/><draw:image xlink:href="./ObjectReplacements/Object 37" xlink:type="simple" xlink:show="embed" xlink:actuate="onLoad"/></draw:frame>.</text:p>
      <text:p text:style-name="Title_20_1"><text:span text:style-name="T16">4</text:span>. Auftretende Probleme <text:span text:style-name="T21">beim Test</text:span> und Diskussion</text:p>
      <text:p text:style-name="P62"/>
      <text:p text:style-name="Title2"><text:span text:style-name="T24">5</text:span><text:span text:style-name="T23">. Literatur</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5</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29T22:44:29.383183373</dc:date>
    <meta:editing-cycles>54</meta:editing-cycles>
    <meta:editing-duration>PT7H29M15S</meta:editing-duration>
    <meta:generator>LibreOffice/4.2.8.2$Linux_X86_64 LibreOffice_project/420m0$Build-2</meta:generator>
    <meta:document-statistic meta:table-count="2" meta:image-count="17" meta:object-count="37" meta:page-count="18" meta:paragraph-count="188" meta:word-count="1912" meta:character-count="16307" meta:non-whitespace-character-count="13369"/>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under accentunder="true">
      <mi>w</mi>
      <mo>̲</mo>
    </munder>
    <annotation encoding="StarMath 5.0">underline w</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